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P2" style:family="paragraph" style:parent-style-name="Standard">
      <style:paragraph-properties fo:margin-left="0in" fo:margin-right="0in" fo:margin-top="0in" fo:margin-bottom="0in" fo:line-height="115%" fo:text-align="start" style:justify-single-word="false" fo:text-indent="0in" style:auto-text-indent="false" style:writing-mode="lr-tb">
        <style:tab-stops/>
      </style:paragraph-properties>
      <style:text-properties fo:font-size="2pt" style:font-size-asian="2pt" style:font-size-complex="2pt"/>
    </style:style>
    <style:style style:name="P3"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ab-stops/>
      </style:paragraph-properties>
      <style:text-properties fo:font-size="2pt" style:font-size-asian="2pt" style:font-size-complex="2pt"/>
    </style:style>
    <style:style style:name="P4" style:family="paragraph" style:parent-style-name="Standard">
      <style:paragraph-properties fo:margin-left="0in" fo:margin-right="0in" fo:margin-top="0in" fo:margin-bottom="0in" fo:line-height="115%" fo:text-align="start" style:justify-single-word="false" fo:text-indent="0in" style:auto-text-indent="false" fo:break-before="auto" fo:break-after="auto" style:writing-mode="lr-tb"/>
      <style:text-properties fo:font-size="8pt" style:font-size-asian="8pt" style:font-size-complex="8pt"/>
    </style:style>
    <style:style style:name="P5" style:family="paragraph" style:parent-style-name="Standard">
      <style:paragraph-properties fo:margin-left="0in" fo:margin-right="0in" fo:line-height="115%" fo:text-indent="0in" style:auto-text-indent="false" style:writing-mode="lr-tb"/>
      <style:text-properties style:font-name="Ebrima" fo:font-size="2pt" style:font-size-asian="2pt" style:font-size-complex="2pt"/>
    </style:style>
    <style:style style:name="P6" style:family="paragraph" style:parent-style-name="Standard">
      <style:paragraph-properties fo:margin-left="0in" fo:margin-right="0in" fo:line-height="115%" fo:text-indent="0in" style:auto-text-indent="false" style:writing-mode="lr-tb">
        <style:tab-stops/>
      </style:paragraph-properties>
      <style:text-properties style:font-name="Ebrima" fo:font-size="2pt" style:font-size-asian="2pt" style:font-size-complex="2pt"/>
    </style:style>
    <style:style style:name="P7" style:family="paragraph" style:parent-style-name="Standard">
      <style:paragraph-properties fo:margin-left="0in" fo:margin-right="0in" fo:line-height="115%" fo:text-indent="0in" style:auto-text-indent="false" fo:break-before="auto" fo:break-after="auto" style:writing-mode="lr-tb"/>
      <style:text-properties style:font-name="Ebrima" fo:font-size="2pt" style:font-size-asian="2pt" style:font-size-complex="2pt"/>
    </style:style>
    <style:style style:name="P8"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tyle="normal" style:font-style-asian="normal" style:font-style-complex="normal"/>
    </style:style>
    <style:style style:name="P9"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2pt" fo:font-style="normal" style:font-size-asian="1.75pt" style:font-style-asian="normal" style:font-size-complex="2pt" style:font-style-complex="normal"/>
    </style:style>
    <style:style style:name="P10"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1" style:family="paragraph" style:parent-style-name="Standard">
      <style:paragraph-properties fo:margin-left="1.1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12" style:family="paragraph" style:parent-style-name="Standard">
      <style:paragraph-properties fo:margin-left="1.1835in" fo:margin-right="0in" fo:margin-top="0in" fo:margin-bottom="0in" fo:line-height="115%" fo:text-align="start" style:justify-single-word="false" fo:text-indent="0in" style:auto-text-indent="false" fo:break-before="auto" fo:break-after="auto" style:writing-mode="lr-tb">
        <style:tab-stops>
          <style:tab-stop style:position="1.1252in"/>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13" style:family="paragraph" style:parent-style-name="Standard">
      <style:paragraph-properties fo:margin-left="1.3835in" fo:margin-right="0in" fo:line-height="115%" fo:text-indent="0in" style:auto-text-indent="false" style:writing-mode="lr-tb"/>
      <style:text-properties fo:color="#ff420e" style:font-name="Ebrima" fo:font-size="8pt" fo:font-style="normal" fo:font-weight="bold" style:font-name-asian="Arial Black" style:font-size-asian="8pt" style:font-style-asian="normal" style:font-weight-asian="bold" style:font-name-complex="Arial Black" style:font-size-complex="8pt" style:font-style-complex="normal" style:font-weight-complex="bold"/>
    </style:style>
    <style:style style:name="P14" style:family="paragraph" style:parent-style-name="Standard">
      <style:paragraph-properties fo:margin-left="1.3835in" fo:margin-right="0in" fo:margin-top="0in" fo:margin-bottom="0in" fo:line-height="115%" fo:text-align="start" style:justify-single-word="false" fo:text-indent="0in" style:auto-text-indent="false" style:writing-mode="lr-tb">
        <style:tab-stops>
          <style:tab-stop style:position="1.1252in"/>
        </style:tab-stops>
      </style:paragraph-properties>
      <style:text-properties style:font-name="Ebrima" fo:font-size="8pt" fo:font-style="normal" style:font-size-asian="8pt" style:font-style-asian="normal" style:font-size-complex="8pt" style:font-style-complex="normal"/>
    </style:style>
    <style:style style:name="P15" style:family="paragraph" style:parent-style-name="Standard">
      <style:paragraph-properties fo:margin-left="1.3835in" fo:margin-right="0in" fo:line-height="115%" fo:text-indent="0in" style:auto-text-indent="false" fo:break-before="auto" fo:break-after="auto" style:writing-mode="lr-tb"/>
      <style:text-properties style:font-name="Ebrima" fo:font-size="8pt" fo:font-style="normal" style:font-size-asian="8pt" style:font-style-asian="normal" style:font-size-complex="8pt" style:font-style-complex="normal"/>
    </style:style>
    <style:style style:name="P16" style:family="paragraph" style:parent-style-name="Standard">
      <style:paragraph-properties fo:margin-left="1.1583in" fo:margin-right="0in" fo:line-height="115%" fo:text-indent="-1.1252in" style:auto-text-indent="false" fo:break-before="auto" fo:break-after="auto" style:writing-mode="lr-tb">
        <style:tab-stops/>
      </style:paragraph-properties>
    </style:style>
    <style:style style:name="P17"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style>
    <style:style style:name="P18" style:family="paragraph" style:parent-style-name="Standard">
      <style:paragraph-properties fo:margin-left="1.1835in" fo:margin-right="0in" fo:margin-top="0in" fo:margin-bottom="0in" fo:line-height="115%" fo:text-align="start" style:justify-single-word="false" fo:text-indent="-1.2252in" style:auto-text-indent="fals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19" style:family="paragraph" style:parent-style-name="Standard">
      <style:paragraph-properties fo:margin-left="1.1835in" fo:margin-right="0in" fo:margin-top="0in" fo:margin-bottom="0in" fo:line-height="115%" fo:text-align="start" style:justify-single-word="false" fo:text-indent="-1.2252in" style:auto-text-indent="false" fo:break-before="page" style:writing-mode="lr-tb">
        <style:tab-stops>
          <style:tab-stop style:position="1.1252in"/>
        </style:tab-stops>
      </style:paragraph-properties>
      <style:text-properties fo:color="#ff420e" style:font-name="Arial Black" fo:font-size="2pt" style:font-name-asian="Arial Black" style:font-size-asian="2pt" style:font-name-complex="Arial Black" style:font-size-complex="2pt"/>
    </style:style>
    <style:style style:name="P20" style:family="paragraph" style:parent-style-name="Standard">
      <style:paragraph-properties fo:margin-left="1.1583in" fo:margin-right="0in" fo:line-height="115%" fo:text-indent="-1.1665in" style:auto-text-indent="false" fo:break-before="auto" fo:break-after="auto" style:writing-mode="lr-tb">
        <style:tab-stops/>
      </style:paragraph-properties>
    </style:style>
    <style:style style:name="P21" style:family="paragraph" style:parent-style-name="Standard">
      <style:paragraph-properties fo:margin-left="1.1583in" fo:margin-right="0in" fo:line-height="115%" fo:text-indent="-1.1665in" style:auto-text-indent="false" style:writing-mode="lr-tb">
        <style:tab-stops/>
      </style:paragraph-properties>
      <style:text-properties style:font-name="Ebrima" fo:font-size="8pt" style:font-size-asian="8pt" style:font-size-complex="8pt"/>
    </style:style>
    <style:style style:name="P22"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style:font-size-asian="8pt" style:font-size-complex="8pt"/>
    </style:style>
    <style:style style:name="P23"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24" style:family="paragraph" style:parent-style-name="Standard">
      <style:paragraph-properties fo:margin-left="2in" fo:margin-right="0in" fo:line-height="115%" fo:text-indent="-0.8335in" style:auto-text-indent="false" fo:break-before="auto" fo:break-after="auto" style:writing-mode="lr-tb">
        <style:tab-stops/>
      </style:paragraph-properties>
      <style:text-properties style:font-name="Ebrima"/>
    </style:style>
    <style:style style:name="P25" style:family="paragraph" style:parent-style-name="Standard">
      <style:paragraph-properties fo:margin-left="2in" fo:margin-right="0in" fo:margin-top="0in" fo:margin-bottom="0in" fo:line-height="115%" fo:text-align="start" style:justify-single-word="false" fo:text-indent="-0.6417in" style:auto-text-indent="false" fo:break-before="auto" fo:break-after="auto" style:writing-mode="lr-tb">
        <style:tab-stops/>
      </style:paragraph-properties>
      <style:text-properties style:font-name="Ebrima" fo:font-size="8pt" style:font-size-asian="8pt" style:font-size-complex="8pt"/>
    </style:style>
    <style:style style:name="P26" style:family="paragraph" style:parent-style-name="Standard">
      <style:paragraph-properties fo:margin-left="1.1917in" fo:margin-right="0in" fo:line-height="100%" fo:text-indent="0in" style:auto-text-indent="false" style:writing-mode="lr-tb">
        <style:tab-stops/>
      </style:paragraph-properties>
      <style:text-properties style:font-name="Ebrima" fo:font-size="2pt" style:font-size-asian="2pt" style:font-size-complex="2pt"/>
    </style:style>
    <style:style style:name="P27" style:family="paragraph" style:parent-style-name="Standard">
      <style:paragraph-properties fo:margin-left="1.3736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28" style:family="paragraph" style:parent-style-name="Standard">
      <style:paragraph-properties fo:margin-left="1.1457in" fo:margin-right="0in" fo:line-height="115%" fo:text-indent="0in" style:auto-text-indent="false" style:writing-mode="lr-tb">
        <style:tab-stops/>
      </style:paragraph-properties>
      <style:text-properties style:font-name="Ebrima" fo:font-size="8pt" fo:font-style="normal" fo:font-weight="bold" style:font-size-asian="8pt" style:font-style-asian="normal" style:font-weight-asian="bold" style:font-size-complex="8pt" style:font-style-complex="normal" style:font-weight-complex="bold"/>
    </style:style>
    <style:style style:name="P29" style:family="paragraph" style:parent-style-name="Standard">
      <style:paragraph-properties fo:margin-left="1.3673in" fo:margin-right="0in" fo:line-height="115%" fo:text-indent="0in" style:auto-text-indent="false" style:writing-mode="lr-tb">
        <style:tab-stops/>
      </style:paragraph-properties>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30" style:family="paragraph" style:parent-style-name="Standard">
      <style:paragraph-properties fo:margin-left="1.4091in" fo:margin-right="0in" fo:margin-top="0in" fo:margin-bottom="0in" fo:line-height="100%" fo:text-indent="0in" style:auto-text-indent="false" style:writing-mode="lr-tb">
        <style:tab-stops>
          <style:tab-stop style:position="0.85in"/>
        </style:tab-stops>
      </style:paragraph-properties>
      <style:text-properties style:font-name="Ebrima" fo:font-size="8pt" fo:font-style="normal" style:font-size-asian="8pt" style:font-style-asian="normal" style:font-size-complex="8pt" style:font-style-complex="normal"/>
    </style:style>
    <style:style style:name="P31" style:family="paragraph" style:parent-style-name="Standard">
      <style:paragraph-properties fo:margin-left="1.348in" fo:margin-right="0in" fo:margin-top="0in" fo:margin-bottom="0.0398in" fo:line-height="115%" fo:text-align="start" style:justify-single-word="false" fo:text-indent="-0.1693in" style:auto-text-indent="false" style:writing-mode="lr-tb">
        <style:tab-stops/>
      </style:paragraph-properties>
      <style:text-properties style:font-name="Ebrima" fo:font-size="2pt" style:font-size-asian="2pt" style:font-size-complex="2pt"/>
    </style:style>
    <style:style style:name="P32" style:family="paragraph" style:parent-style-name="Standard">
      <style:paragraph-properties fo:margin-left="1.348in" fo:margin-right="0in" fo:margin-top="0in" fo:margin-bottom="0.0398in" fo:line-height="115%" fo:text-align="start" style:justify-single-word="false" fo:text-indent="-0.0063in" style:auto-text-indent="false" style:writing-mode="lr-tb">
        <style:tab-stops/>
      </style:paragraph-properties>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P33" style:family="paragraph" style:parent-style-name="Standard">
      <style:paragraph-properties fo:margin-left="1.1917in" fo:margin-right="0in" fo:line-height="100%" fo:text-indent="-1.2083in" style:auto-text-indent="false" style:writing-mode="lr-tb">
        <style:tab-stops/>
      </style:paragraph-properties>
    </style:style>
    <style:style style:name="P34" style:family="paragraph" style:parent-style-name="Standard">
      <style:paragraph-properties fo:margin-left="1.1835in" fo:margin-right="0in" fo:margin-top="0in" fo:margin-bottom="0.0398in" fo:line-height="100%" fo:text-indent="-1.2173in" style:auto-text-indent="false" fo:break-before="auto" fo:break-after="auto" style:writing-mode="lr-tb">
        <style:tab-stops>
          <style:tab-stop style:position="0.85in"/>
        </style:tab-stops>
      </style:paragraph-properties>
    </style:style>
    <style:style style:name="P35" style:family="paragraph" style:parent-style-name="Standard">
      <style:paragraph-properties fo:margin-left="1.3752in" fo:margin-right="0in" fo:line-height="115%" fo:text-indent="0in" style:auto-text-indent="false" style:writing-mode="lr-tb"/>
      <style:text-properties style:font-name="Ebrima" fo:font-size="8pt" fo:font-style="normal" fo:font-weight="normal" style:font-size-asian="8pt" style:font-style-asian="normal" style:font-weight-asian="normal" style:font-size-complex="8pt" style:font-style-complex="normal" style:font-weight-complex="normal"/>
    </style:style>
    <style:style style:name="P36"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P37" style:family="paragraph" style:parent-style-name="Standard">
      <style:paragraph-properties fo:margin-left="1.3673in" fo:margin-right="0in" fo:line-height="115%" fo:text-indent="-1.1252in" style:auto-text-indent="false" style:writing-mode="lr-tb">
        <style:tab-stops>
          <style:tab-stop style:position="0.2146in"/>
        </style:tab-stops>
      </style:paragraph-properties>
    </style:style>
    <style:style style:name="P38" style:family="paragraph" style:parent-style-name="Standard">
      <style:paragraph-properties fo:margin-left="1.3673in" fo:margin-right="0in" fo:line-height="115%" fo:text-indent="-0.2083in" style:auto-text-indent="false" style:writing-mode="lr-tb">
        <style:tab-stops>
          <style:tab-stop style:position="0.2146in"/>
        </style:tab-stops>
      </style:paragraph-properties>
      <style:text-properties fo:font-variant="normal" fo:text-transform="none" fo:color="#151515" style:font-name="Ebrima" fo:font-size="8pt" fo:letter-spacing="normal" fo:font-style="normal" fo:font-weight="bold" style:font-size-asian="8pt" style:font-weight-asian="bold" style:font-size-complex="8pt" style:font-weight-complex="bold"/>
    </style:style>
    <style:style style:name="P39" style:family="paragraph" style:parent-style-name="Standard">
      <style:paragraph-properties fo:margin-left="2in" fo:margin-right="0in" fo:line-height="115%" fo:text-indent="-0.8252in" style:auto-text-indent="false" fo:break-before="auto" fo:break-after="auto" style:writing-mode="lr-tb">
        <style:tab-stops/>
      </style:paragraph-properties>
      <style:text-properties style:font-name="Ebrima" fo:font-size="8pt" fo:font-weight="bold" style:font-size-asian="8pt" style:font-weight-asian="bold" style:font-size-complex="8pt" style:font-weight-complex="bold"/>
    </style:style>
    <style:style style:name="P40" style:family="paragraph" style:parent-style-name="Standard">
      <style:paragraph-properties fo:margin-left="2in" fo:margin-right="0in" fo:margin-top="0in" fo:margin-bottom="0in" fo:line-height="115%" fo:text-align="start" style:justify-single-word="false" fo:text-indent="-0.8417in" style:auto-text-indent="false" fo:break-before="auto" fo:break-after="auto" style:writing-mode="lr-tb">
        <style:tab-stops/>
      </style:paragraph-properties>
    </style:style>
    <style:style style:name="P41" style:family="paragraph" style:parent-style-name="Standard">
      <style:paragraph-properties fo:margin-left="1.3736in" fo:margin-right="0in" fo:line-height="115%" fo:text-indent="-0.2146in" style:auto-text-indent="false" style:writing-mode="lr-tb">
        <style:tab-stops/>
      </style:paragraph-properties>
    </style:style>
    <style:style style:name="P42"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P43" style:family="paragraph" style:parent-style-name="Standard" style:master-page-name="Standard">
      <style:paragraph-properties fo:margin-left="1.1917in" fo:margin-right="0in" fo:line-height="100%" fo:text-indent="-1.2083in" style:auto-text-indent="false" style:page-number="auto" fo:break-before="auto" fo:break-after="auto" style:writing-mode="lr-tb">
        <style:tab-stops/>
      </style:paragraph-properties>
      <style:text-properties fo:color="#ff6633" style:font-name="Manaspace" fo:font-size="2pt" style:font-name-asian="Arial Black" style:font-size-asian="1.75pt" style:font-name-complex="Arial Black" style:font-size-complex="2pt"/>
    </style:style>
    <style:style style:name="P44" style:family="paragraph" style:parent-style-name="Standard" style:list-style-name="L1">
      <style:paragraph-properties fo:margin-left="1.5654in" fo:margin-right="0in" fo:margin-top="0in" fo:margin-bottom="0in" fo:line-height="100%" fo:text-indent="-0.1563in" style:auto-text-indent="false" style:writing-mode="lr-tb">
        <style:tab-stops>
          <style:tab-stop style:position="0.85in"/>
        </style:tab-stops>
      </style:paragraph-properties>
      <style:text-properties style:font-name="Ebrima" fo:font-size="8pt" style:font-size-asian="8pt" style:font-size-complex="8pt"/>
    </style:style>
    <style:style style:name="P45" style:family="paragraph" style:parent-style-name="Standard" style:list-style-name="L1">
      <style:paragraph-properties fo:margin-left="1.5756in" fo:margin-right="0in" fo:margin-top="0in" fo:margin-bottom="0in" fo:line-height="100%" fo:text-indent="-0.1693in" style:auto-text-indent="false" style:writing-mode="lr-tb">
        <style:tab-stops/>
      </style:paragraph-properties>
      <style:text-properties style:font-name="Ebrima" fo:font-size="8pt" style:font-size-asian="8pt" style:font-size-complex="8pt"/>
    </style:style>
    <style:style style:name="P46" style:family="paragraph" style:parent-style-name="Standard" style:list-style-name="L2">
      <style:paragraph-properties fo:margin-left="1.1665in" fo:margin-right="0in" fo:margin-top="0in" fo:margin-bottom="0in" fo:line-height="115%" fo:text-align="start" style:justify-single-word="false" fo:text-indent="-0.25in" style:auto-text-indent="false" style:writing-mode="lr-tb">
        <style:tab-stops/>
      </style:paragraph-properties>
    </style:style>
    <style:style style:name="P47" style:family="paragraph" style:parent-style-name="Standard" style:list-style-name="L1">
      <style:paragraph-properties fo:margin-left="1.5563in" fo:margin-right="0in" fo:margin-top="0in" fo:margin-bottom="0in" fo:line-height="100%" fo:text-indent="-0.1429in" style:auto-text-indent="false" style:writing-mode="lr-tb">
        <style:tab-stops>
          <style:tab-stop style:position="0.85in"/>
        </style:tab-stops>
      </style:paragraph-properties>
      <style:text-properties style:font-name="Ebrima" fo:font-size="8pt" style:font-size-asian="8pt" style:font-size-complex="8pt"/>
    </style:style>
    <style:style style:name="P48" style:family="paragraph">
      <style:text-properties fo:color="#ffcc99" style:font-name="Manaspace" fo:font-size="66pt" fo:font-weight="900" style:font-size-asian="66pt" style:font-size-complex="66pt" style:font-relief="engraved"/>
    </style:style>
    <style:style style:name="P49" style:family="paragraph">
      <style:paragraph-properties fo:text-align="center"/>
    </style:style>
    <style:style style:name="T1" style:family="text">
      <style:text-properties fo:color="#000000" fo:font-size="8pt" style:font-size-asian="8pt" style:font-size-complex="8pt"/>
    </style:style>
    <style:style style:name="T2" style:family="text">
      <style:text-properties fo:color="#000000" fo:font-size="8pt" fo:background-color="transparent" style:font-size-asian="8pt" style:font-size-complex="8pt"/>
    </style:style>
    <style:style style:name="T3" style:family="text">
      <style:text-properties fo:font-size="8pt" fo:font-weight="bold" style:font-size-asian="8pt" style:font-weight-asian="bold" style:font-size-complex="8pt" style:font-weight-complex="bold"/>
    </style:style>
    <style:style style:name="T4" style:family="text">
      <style:text-properties fo:font-size="8pt" fo:font-style="italic" fo:font-weight="bold" style:font-size-asian="8pt" style:font-style-asian="italic" style:font-weight-asian="bold" style:font-size-complex="8pt" style:font-style-complex="italic" style:font-weight-complex="bold"/>
    </style:style>
    <style:style style:name="T5" style:family="text">
      <style:text-properties style:font-name="Ebrima" fo:font-size="8pt" style:font-size-asian="8pt" style:font-size-complex="8pt"/>
    </style:style>
    <style:style style:name="T6" style:family="text">
      <style:text-properties style:font-name="Ebrima" fo:font-size="8pt" fo:font-weight="bold" style:font-size-asian="8pt" style:font-weight-asian="bold" style:font-size-complex="8pt" style:font-weight-complex="bold"/>
    </style:style>
    <style:style style:name="T7" style:family="text">
      <style:text-properties style:font-name="Ebrima" fo:font-size="8pt" fo:font-style="normal" fo:font-weight="bold" style:font-size-asian="8pt" style:font-style-asian="normal" style:font-weight-asian="bold" style:font-size-complex="8pt" style:font-style-complex="normal" style:font-weight-complex="bold"/>
    </style:style>
    <style:style style:name="T8" style:family="text">
      <style:text-properties style:font-name="Ebrima" fo:font-size="8pt" fo:font-style="italic" fo:font-weight="bold" style:font-size-asian="8pt" style:font-style-asian="italic" style:font-weight-asian="bold" style:font-size-complex="8pt" style:font-style-complex="italic" style:font-weight-complex="bold"/>
    </style:style>
    <style:style style:name="T9" style:family="text">
      <style:text-properties fo:color="#ff420e" style:font-name="Arial Black" fo:font-size="10pt" style:font-name-asian="Arial Black" style:font-size-asian="10pt" style:font-name-complex="Arial Black" style:font-size-complex="10pt"/>
    </style:style>
    <style:style style:name="T10" style:family="text">
      <style:text-properties fo:color="#ff420e" style:font-name="Manaspace" fo:font-size="10pt" style:font-name-asian="Arial Black" style:font-size-asian="10pt" style:font-name-complex="Arial Black" style:font-size-complex="10pt"/>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variant="normal" fo:text-transform="none" fo:color="#151515" style:font-name="Ebrima" fo:font-size="8pt" fo:letter-spacing="normal" fo:font-style="normal" fo:font-weight="normal" style:font-size-asian="8pt" style:font-weight-asian="bold" style:font-size-complex="8pt" style:font-weight-complex="bold"/>
    </style:style>
    <style:style style:name="T13" style:family="text">
      <style:text-properties fo:font-variant="normal" fo:text-transform="none" fo:color="#151515" style:font-name="Ebrima" fo:font-size="8pt" fo:letter-spacing="normal" fo:font-style="normal" fo:font-weight="normal" style:font-size-asian="8pt" style:font-weight-asian="normal" style:font-size-complex="8pt" style:font-weight-complex="normal"/>
    </style:style>
    <style:style style:name="T14" style:family="text">
      <style:text-properties fo:font-variant="normal" fo:text-transform="none" fo:color="#151515" style:font-name="Ebrima" fo:font-size="8pt" fo:letter-spacing="normal" fo:font-style="normal" fo:font-weight="normal" style:font-size-asian="8pt" style:font-style-asian="italic" style:font-weight-asian="normal" style:font-size-complex="8pt" style:font-style-complex="italic" style:font-weight-complex="normal"/>
    </style:style>
    <style:style style:name="T15" style:family="text">
      <style:text-properties fo:font-variant="normal" fo:text-transform="none" fo:color="#151515" style:font-name="Ebrima" fo:font-size="8pt" fo:letter-spacing="normal" fo:font-style="normal" fo:font-weight="normal" style:font-size-asian="8pt" style:font-style-asian="normal" style:font-weight-asian="normal" style:font-size-complex="8pt" style:font-style-complex="normal" style:font-weight-complex="normal"/>
    </style:style>
    <style:style style:name="T16" style:family="text">
      <style:text-properties fo:font-variant="normal" fo:text-transform="none" fo:color="#151515" style:font-name="Ebrima" fo:font-size="8pt" fo:letter-spacing="normal" fo:font-style="normal" fo:font-weight="normal" style:font-size-asian="8pt" style:font-style-asian="normal" style:font-weight-asian="bold" style:font-size-complex="8pt" style:font-style-complex="normal" style:font-weight-complex="bold"/>
    </style:style>
    <style:style style:name="T17" style:family="text">
      <style:text-properties fo:font-variant="normal" fo:text-transform="none" fo:color="#151515" style:font-name="Ebrima" fo:font-size="8pt" fo:letter-spacing="normal" fo:font-style="normal" fo:font-weight="bold" style:font-size-asian="8pt" style:font-style-asian="normal" style:font-weight-asian="bold" style:font-size-complex="8pt" style:font-style-complex="normal" style:font-weight-complex="bold"/>
    </style:style>
    <style:style style:name="T18" style:family="text">
      <style:text-properties fo:font-variant="normal" fo:text-transform="none" fo:color="#151515" style:font-name="Ebrima" fo:font-size="8pt" fo:letter-spacing="normal" fo:font-style="italic" fo:font-weight="normal" style:font-size-asian="8pt" style:font-style-asian="italic" style:font-weight-asian="normal" style:font-size-complex="8pt" style:font-style-complex="italic" style:font-weight-complex="normal"/>
    </style:style>
    <style:style style:name="T19" style:family="text">
      <style:text-properties fo:color="#ff6633" style:font-name="Manaspace" fo:font-size="10pt" style:font-name-asian="Arial Black" style:font-size-asian="10pt" style:font-name-complex="Arial Black" style:font-size-complex="10pt"/>
    </style:style>
    <style:style style:name="T20" style:family="text">
      <style:text-properties fo:font-style="italic" fo:font-weight="bold" style:font-style-asian="italic" style:font-weight-asian="bold" style:font-style-complex="italic" style:font-weight-complex="bold"/>
    </style:style>
    <style:style style:name="T21" style:family="text">
      <style:text-properties fo:color="#ffcc99" style:font-name="Manaspace" fo:font-size="66pt" fo:font-weight="900" style:font-size-asian="66pt" style:font-size-complex="66pt" style:font-relief="engraved"/>
    </style:style>
    <text:list-style style:name="L1">
      <text:list-level-style-bullet text:level="1" text:style-name="Bullet_20_Symbols" text:bullet-char="">
        <style:list-level-properties text:list-level-position-and-space-mode="label-alignment">
          <style:list-level-label-alignment text:label-followed-by="listtab" text:list-tab-stop-position="1.5654in" fo:text-indent="-0.25in" fo:margin-left="1.5654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8154in" fo:text-indent="-0.25in" fo:margin-left="1.815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0654in" fo:text-indent="-0.25in" fo:margin-left="2.065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3154in" fo:text-indent="-0.25in" fo:margin-left="2.315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654in" fo:text-indent="-0.25in" fo:margin-left="2.565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8154in" fo:text-indent="-0.25in" fo:margin-left="2.815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0654in" fo:text-indent="-0.25in" fo:margin-left="3.065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3154in" fo:text-indent="-0.25in" fo:margin-left="3.315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654in" fo:text-indent="-0.25in" fo:margin-left="3.565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8154in" fo:text-indent="-0.25in" fo:margin-left="3.815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6583in" fo:text-indent="-0.25in" fo:margin-left="1.658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83in" fo:text-indent="-0.25in" fo:margin-left="1.908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583in" fo:text-indent="-0.25in" fo:margin-left="2.158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83in" fo:text-indent="-0.25in" fo:margin-left="2.408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6583in" fo:text-indent="-0.25in" fo:margin-left="2.658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9083in" fo:text-indent="-0.25in" fo:margin-left="2.908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1583in" fo:text-indent="-0.25in" fo:margin-left="3.158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4083in" fo:text-indent="-0.25in" fo:margin-left="3.408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6583in" fo:text-indent="-0.25in" fo:margin-left="3.658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9083in" fo:text-indent="-0.25in" fo:margin-left="3.9083in"/>
        </style:list-level-properties>
      </text:list-level-style-bullet>
    </text:list-style>
    <style:style style:name="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Fine_20_Dashed_20__28_var_29_" svg:stroke-width="0.0193in" svg:stroke-color="#ff6633" draw:fill="none" draw:fill-color="#ffffff" draw:textarea-horizontal-align="center" draw:textarea-vertical-align="middle" fo:padding-top="0.0098in" fo:padding-bottom="0.0098in" fo:padding-left="0.0098in" fo:padding-right="0.0098in" style:run-through="background"/>
    </style:style>
    <style:style style:name="gr4" style:family="graphic">
      <style:graphic-properties style:run-through="background"/>
    </style:style>
    <style:style style:name="gr5" style:family="graphic">
      <style:graphic-properties draw:stroke="dash" draw:stroke-dash="Fine_20_Dashed_20__28_var_29_" svg:stroke-width="0.0193in" svg:stroke-color="#ff6633" draw:fill="solid" draw:fill-color="#ff9966" draw:textarea-horizontal-align="center" draw:textarea-vertical-align="middle" fo:padding-top="0.0098in" fo:padding-bottom="0.0098in" fo:padding-left="0.0098in" fo:padding-right="0.0098in" style:run-through="back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
      <text:p text:style-name="P3"/>
      <text:p text:style-name="P2"/>
      <text:p text:style-name="P2"><draw:g text:anchor-type="paragraph" draw:z-index="5" draw:style-name="gr2"><draw:rect draw:style-name="gr3" draw:text-style-name="P49" svg:width="1.1087in" svg:height="0.2807in" svg:x="-0.1346in" svg:y="0.15in"><text:p/></draw:rect><draw:g draw:style-name="gr4"><draw:line draw:style-name="gr5" draw:text-style-name="P49" svg:x1="0.4071in" svg:y1="0.0031in" svg:x2="6.7323in" svg:y2="0.0087in"><text:p/></draw:line><draw:line draw:style-name="gr5" draw:text-style-name="P49" svg:x1="0.4071in" svg:y1="0.124in" svg:x2="0.4071in" svg:y2="0.0031in"><text:p/></draw:line></draw:g></draw:g></text:p>
      <text:p text:style-name="P2"/>
      <text:p text:style-name="P2"/>
      <text:p text:style-name="P2"/>
      <text:p text:style-name="P2"/>
      <text:p text:style-name="P2"/>
      <text:p text:style-name="P33"><text:span text:style-name="T19">Objective</text:span><text:span text:style-name="T5"><text:tab/>Well-rounded post-graduate student seeking an entry level position as a game programmer.</text:span></text:p>
      <text:p text:style-name="P26"/>
      <text:p text:style-name="P26"/>
      <text:p text:style-name="P6"><draw:g text:anchor-type="paragraph" draw:z-index="2" draw:style-name="gr2"><draw:rect draw:style-name="gr3" draw:text-style-name="P49" svg:width="1.1087in" svg:height="0.2807in" svg:x="-0.1346in" svg:y="0.2827in"><text:p/></draw:rect><draw:g draw:style-name="gr4"><draw:line draw:style-name="gr5" draw:text-style-name="P49" svg:x1="0.4071in" svg:y1="0.1358in" svg:x2="6.7323in" svg:y2="0.1413in"><text:p/></draw:line><draw:line draw:style-name="gr5" draw:text-style-name="P49" svg:x1="0.4071in" svg:y1="0.2567in" svg:x2="0.4071in" svg:y2="0.1358in"><text:p/></draw:line></draw:g></draw:g></text:p>
      <text:p text:style-name="P7"/>
      <text:p text:style-name="P5"/>
      <text:p text:style-name="P5"/>
      <text:p text:style-name="P5"/>
      <text:p text:style-name="P5"/>
      <text:p text:style-name="P5"/>
      <text:p text:style-name="P34"><text:span text:style-name="T10">Key </text:span><text:span text:style-name="T19">Skills</text:span><text:tab/><text:span text:style-name="T6">Programming</text:span><text:span text:style-name="T5"><text:tab/></text:span></text:p>
      <text:list xml:id="list38652964" text:style-name="L1">
        <text:list-item>
          <text:p text:style-name="P44">Languages: C++, Java, C#, JavaScript, Action Script 3, Lua. </text:p>
        </text:list-item>
        <text:list-item>
          <text:p text:style-name="P44">Confident with various data structures, algorithms, design patterns.</text:p>
        </text:list-item>
        <text:list-item>
          <text:p text:style-name="P44">AI techniques: pattern movement, finite state machines, fuzzy logic, genetic algorithms.<text:line-break/></text:p>
        </text:list-item>
      </text:list>
      <text:p text:style-name="P39">Development Tools</text:p>
      <text:list xml:id="list38639117" text:continue-numbering="true" text:style-name="L1">
        <text:list-item>
          <text:p text:style-name="P44">IDEs, compilers, debuggers: Visual Studio, Eclipse, g++, gdb, Valgrind.</text:p>
        </text:list-item>
        <text:list-item>
          <text:p text:style-name="P44">Version control: SVN, Git, GitHub.com.</text:p>
        </text:list-item>
        <text:list-item>
          <text:p text:style-name="P44">Game libraries and engines: Allegro, DirectX, XNA, Flat Red Ball, Unity, Havok.<text:line-break/></text:p>
        </text:list-item>
      </text:list>
      <text:p text:style-name="P40"><text:span text:style-name="T6">Teamwork and Leadership</text:span><text:span text:style-name="T5"><text:tab/></text:span></text:p>
      <text:list xml:id="list38636761" text:continue-numbering="true" text:style-name="L1">
        <text:list-item>
          <text:p text:style-name="P45">Programmed in game development teams at Abertay University and in the Scottish Game Jam.</text:p>
        </text:list-item>
        <text:list-item>
          <text:p text:style-name="P45">Currently leading a team to develop a mobile game as part of the Abertay Game Development Society.</text:p>
        </text:list-item>
        <text:list-item>
          <text:p text:style-name="P45">At wow-pro.com, led a small international development team of volunteers.</text:p>
        </text:list-item>
        <text:list-item>
          <text:p text:style-name="P45">Was part of a team which created several tools to improve the Intel smart TV quality assurance process.</text:p>
        </text:list-item>
        <text:list-item>
          <text:p text:style-name="P45">Participated in various university group projects, both as a leader and team member.<text:line-break/></text:p>
        </text:list-item>
      </text:list>
      <text:list xml:id="list38625133" text:style-name="L2">
        <text:list-header>
          <text:p text:style-name="P46"><text:span text:style-name="T6">Communication</text:span><text:span text:style-name="T5"><text:tab/></text:span></text:p>
        </text:list-header>
      </text:list>
      <text:list xml:id="list38647958" text:continue-list="list38636761" text:style-name="L1">
        <text:list-item>
          <text:p text:style-name="P47">Experienced in relating technical knowledge to non-technical audiences, both as writing and in presentations.</text:p>
        </text:list-item>
        <text:list-item>
          <text:p text:style-name="P47">Authored official report for a National Science Foundation educational grant.</text:p>
        </text:list-item>
        <text:list-item>
          <text:p text:style-name="P47">Taught after school science classes for primary school children.</text:p>
        </text:list-item>
        <text:list-item>
          <text:p text:style-name="P47">Wrote, recorded, and voiced an informational video advertising the wow-pro.com addon.</text:p>
        </text:list-item>
        <text:list-item>
          <text:p text:style-name="P47">Maintain a blog covering a wide array of gaming industry subjects at jiyambi.blogspot.com.</text:p>
        </text:list-item>
      </text:list>
      <text:p text:style-name="P9"/>
      <text:p text:style-name="P11"/>
      <text:p text:style-name="P2"/>
      <text:p text:style-name="P2"/>
      <text:p text:style-name="P2"><draw:g text:anchor-type="paragraph" draw:z-index="3" draw:style-name="gr2"><draw:rect draw:style-name="gr3" draw:text-style-name="P49" svg:width="1.1087in" svg:height="0.2807in" svg:x="-0.1346in" svg:y="0.15in"><text:p/></draw:rect><draw:g draw:style-name="gr4"><draw:line draw:style-name="gr5" draw:text-style-name="P49" svg:x1="0.4071in" svg:y1="0.0031in" svg:x2="6.7323in" svg:y2="0.0087in"><text:p/></draw:line><draw:line draw:style-name="gr5" draw:text-style-name="P49" svg:x1="0.4071in" svg:y1="0.124in" svg:x2="0.4071in" svg:y2="0.0031in"><text:p/></draw:line></draw:g></draw:g></text:p>
      <text:p text:style-name="P2"/>
      <text:p text:style-name="P2"/>
      <text:p text:style-name="P2"/>
      <text:p text:style-name="P2"/>
      <text:p text:style-name="P2"/>
      <text:p text:style-name="P16"><text:span text:style-name="T19">Projects</text:span><text:tab/><text:span text:style-name="T6">Racing Game Fuzzy Logic Controller Tuned With Genetic Algorithms</text:span></text:p>
      <text:p text:style-name="P37"><text:span text:style-name="T13"><text:tab/></text:span><text:span text:style-name="T18">Web location: <text:s/></text:span><text:span text:style-name="T13">https://github.com/Jiyambi/Portfolio/wiki/Fuzzy-Logic-Controller-with-Genetic-Algorithms</text:span></text:p>
      <text:p text:style-name="P36"><text:tab/>This JavaScript and HTML5 project demonstrates the use of a fuzzy inference system to control a car in a racing game. It allows full customisation of the controller settings, including membership functions and rules. The final section of the application explores the tuning of a fuzzy controller using genetic algorithms.</text:p>
      <text:p text:style-name="P36"/>
      <text:p text:style-name="P38">DirectX Sample Scene – Solar System Exploration</text:p>
      <text:p text:style-name="P37"><text:span text:style-name="T13"><text:tab/></text:span><text:span text:style-name="T18">Web location: <text:s/></text:span><text:span text:style-name="T14">https://github.com/Jiyambi/Portfolio/wiki/DirectX-Sample-Scene-–-Solar-System-Exploration</text:span></text:p>
      <text:p text:style-name="P36"><text:tab/>This C++ project demonstrates familiarity with various features of DirectX 11. It simulates a solar system with various spheres orbiting about the sun. The scene showcases 3D models, 2D overlays, in-scene point lighting, a particle system, skybox, text FPS and CPU usage display, Direct Input camera controls, and Direct Sound music and sound effects.</text:p>
      <text:p text:style-name="P36"/>
      <text:p text:style-name="P38">Denizen Pop – Game for the 2013 Scottish Game Jam</text:p>
      <text:p text:style-name="P37"><text:span text:style-name="T13"><text:tab/></text:span><text:span text:style-name="T18">Web location: <text:s/></text:span><text:span text:style-name="T14">https://github.com/Jiyambi/Portfolio/wiki/Game-Jam:-Denizen-Pop</text:span></text:p>
      <text:p text:style-name="P36"><text:tab/>This Unity and C# game is a 2D infinite runner style game referencing recent issues with horse meat in burgers. Programming contributions included object and platform spawning, sound, GUI, scoring system, and player movement. The game was created in 48 hours with a team of three.</text:p>
      <text:p text:style-name="P18"/>
      <text:p text:style-name="P18"/>
      <text:p text:style-name="P18"/>
      <text:p text:style-name="P18"/>
      <text:p text:style-name="P19"/>
      <text:p text:style-name="P18"/>
      <text:p text:style-name="P18"><draw:g text:anchor-type="paragraph" draw:z-index="4" draw:style-name="gr2"><draw:rect draw:style-name="gr3" draw:text-style-name="P49" svg:width="1.1087in" svg:height="0.2807in" svg:x="-0.1346in" svg:y="0.1591in"><text:p/></draw:rect><draw:g draw:style-name="gr4"><draw:line draw:style-name="gr5" draw:text-style-name="P49" svg:x1="0.4071in" svg:y1="0.0122in" svg:x2="6.7323in" svg:y2="0.0177in"><text:p/></draw:line><draw:line draw:style-name="gr5" draw:text-style-name="P49" svg:x1="0.4071in" svg:y1="0.1331in" svg:x2="0.4071in" svg:y2="0.0122in"><text:p/></draw:line></draw:g></draw:g></text:p>
      <text:p text:style-name="P18"/>
      <text:p text:style-name="P18"/>
      <text:p text:style-name="P18"/>
      <text:p text:style-name="P18"/>
      <text:p text:style-name="P17"><text:span text:style-name="T9"><text:s text:c="5"/></text:span><text:span text:style-name="T19">Work</text:span><text:tab/><text:span text:style-name="T6">07/2011 – 08/2012<text:tab/>| <text:s text:c="2"/>Quality Assurance Inte</text:span><text:span text:style-name="T7">rn <text:s text:c="3"/><text:tab/>| <text:s text:c="2"/>Intel, Hillsboro OR, USA</text:span></text:p>
      <text:p text:style-name="P35">Member of the quality assurance team responsible for testing the Intel smart TV Flash plugin. Basic responsibilities included device set up, test operation, and results reporting. Trained new employees. Developed multiple tools to streamline the QA process and improve team efficiency. Team efforts resulted in official Adobe certification for the Intel smart TV platform.</text:p>
      <text:p text:style-name="P35"><text:s/></text:p>
      <text:p text:style-name="P12">04/2010 – 12/2010<text:tab/>| <text:s text:c="2"/>Lead Addon Developer <text:s text:c="2"/><text:tab/>| <text:s text:c="2"/>www.wow-pro.com, International</text:p>
      <text:p text:style-name="P15">Led an extensive, globe-spanning team of volunteers in the development of a World of Warcraft addon which brought wow-pro.com strategy guides directly into the game. Created a simplified language and Lua-based interpreter, as well as a companion guide recording addon, to allow non-experts to create content. Resulting addon was massively popular, with over 200,000 downloads to date. The product was recommended by several high profile websites within the WoW community, including WoW Insider (wow.joystiq.com).</text:p>
      <text:p text:style-name="P13"/>
      <text:p text:style-name="P12">01/2010 – 09/2010<text:tab/>| <text:s text:c="2"/>Science Instructor <text:s text:c="2"/><text:tab/><text:tab/>| <text:s text:c="2"/>Mad Science, Seattle WA, USA</text:p>
      <text:p text:style-name="P8"><text:span text:style-name="T6">06/2008 – 12/2008<text:tab/>| <text:s text:c="2"/>Engineering R&amp;D Intern <text:s text:c="2"/><text:tab/>| <text:s text:c="2"/>ATI Wah Cha</text:span><text:span text:style-name="T3">ng, Albany OR, USA</text:span></text:p>
      <text:p text:style-name="P12">09/2007 – 06/2008<text:tab/>| <text:s text:c="2"/>Engineering Education Research <text:s/><text:tab/>| <text:s text:c="2"/>OSU Chemical Engineering, USA</text:p>
      <text:p text:style-name="P10">04/2007 – 09/2007<text:tab/>| <text:s text:c="2"/>Facilities Engineering Intern <text:s text:c="2"/><text:tab/>| <text:s text:c="2"/>ON Semiconductor, Gresham OR, USA</text:p>
      <text:p text:style-name="P12">07/2006 – 11/2007<text:tab/>| <text:s text:c="2"/>Computer Technician <text:s text:c="2"/><text:tab/><text:tab/>| <text:s text:c="2"/>OSU Technology Support Services, USA</text:p>
      <text:p text:style-name="P14">Previous career resulted in many valuable life experiences. Provided huge benefits to previous employers, including the addition of a new stage to the production process at Wah Chang, and the implementation of a piping change saving ON Semiconductor $10,000 yearly. Gained familiarity with high responsibility situations, such as handling hazardous chemicals and operating powerful machinery. Gained experience presenting results, troubleshooting, and providing customer service.</text:p>
      <text:p text:style-name="P9"/>
      <text:p text:style-name="P9"/>
      <text:p text:style-name="P9"/>
      <text:p text:style-name="P9"/>
      <text:p text:style-name="P9"/>
      <text:p text:style-name="P9"><draw:g text:anchor-type="paragraph" draw:z-index="7" draw:style-name="gr2"><draw:rect draw:style-name="gr3" draw:text-style-name="P49" svg:width="1.1087in" svg:height="0.2807in" svg:x="-0.1346in" svg:y="0.1709in"><text:p/></draw:rect><draw:g draw:style-name="gr4"><draw:line draw:style-name="gr5" draw:text-style-name="P49" svg:x1="0.4071in" svg:y1="0.024in" svg:x2="6.7323in" svg:y2="0.0295in"><text:p/></draw:line><draw:line draw:style-name="gr5" draw:text-style-name="P49" svg:x1="0.4071in" svg:y1="0.1449in" svg:x2="0.4071in" svg:y2="0.024in"><text:p/></draw:line></draw:g></draw:g></text:p>
      <text:p text:style-name="P9"/>
      <text:p text:style-name="P4"/>
      <text:p text:style-name="P20"><text:span text:style-name="T19">Education</text:span><text:tab/><text:span text:style-name="T6">University of Abertay 2014 – MSc Computer Games Technology –</text:span><text:span text:style-name="T8"> In Progress, Feb. 2014 Graduation</text:span></text:p>
      <text:p text:style-name="P21"><text:span text:style-name="T20"><text:tab/> <text:s text:c="6"/></text:span><text:span text:style-name="T11">Dissertation in the field of artificial intelligence</text:span></text:p>
      <text:p text:style-name="P22"/>
      <text:p text:style-name="P23">Portland State University, USA, 2012 – Computer Science Advanced Degree Preparation</text:p>
      <text:p text:style-name="P25">Additional Coursework in Visual Design and Music</text:p>
      <text:p text:style-name="P22"/>
      <text:p text:style-name="P24"><text:span text:style-name="T3">Oregon State University, USA, 2009 – BSc Chemical Engineering, </text:span><text:span text:style-name="T4">Cum Laude</text:span></text:p>
      <text:p text:style-name="P32">Additional Coursework in Business Law, Marketing, and Entrepreneurship</text:p>
      <text:p text:style-name="P31"/>
      <text:p text:style-name="P30"><draw:g text:anchor-type="paragraph" draw:z-index="8" draw:style-name="gr2"><draw:rect draw:style-name="gr3" draw:text-style-name="P49" svg:width="1.1087in" svg:height="0.2807in" svg:x="-0.1346in" svg:y="0.2283in"><text:p/></draw:rect><draw:g draw:style-name="gr4"><draw:line draw:style-name="gr5" draw:text-style-name="P49" svg:x1="0.4071in" svg:y1="0.0819in" svg:x2="6.7323in" svg:y2="0.0874in"><text:p/></draw:line><draw:line draw:style-name="gr5" draw:text-style-name="P49" svg:x1="0.4071in" svg:y1="0.2028in" svg:x2="0.4071in" svg:y2="0.0819in"><text:p/></draw:line></draw:g></draw:g></text:p>
      <text:p text:style-name="P4"/>
      <text:p text:style-name="P16"><text:span text:style-name="T9"><text:s text:c="2"/></text:span><text:span text:style-name="T19">Awards</text:span><text:tab/><text:span text:style-name="T6">Scottish Saltire Scholarship - </text:span><text:span text:style-name="T12">£2,000</text:span><text:span text:style-name="T13">, awarded to 200 international students to study in Scotland.</text:span></text:p>
      <text:p text:style-name="P22"/>
      <text:p text:style-name="P41"><text:span text:style-name="T17">Abertay Academic Excellence Award -</text:span><text:span text:style-name="T15"> </text:span><text:span text:style-name="T16">£3,000, awarded to those who have academic merit significantly above the normal requirement for the chosen degree program.</text:span></text:p>
      <text:p text:style-name="P9"/>
      <text:p text:style-name="P9"/>
      <text:p text:style-name="P9"/>
      <text:p text:style-name="P9"/>
      <text:p text:style-name="P9"><draw:g text:anchor-type="paragraph" draw:z-index="6" draw:style-name="gr2"><draw:rect draw:style-name="gr3" draw:text-style-name="P49" svg:width="1.1087in" svg:height="0.2807in" svg:x="-0.1209in" svg:y="0.1776in"><text:p/></draw:rect><draw:g draw:style-name="gr4"><draw:line draw:style-name="gr5" draw:text-style-name="P49" svg:x1="0.4209in" svg:y1="0.0311in" svg:x2="6.7461in" svg:y2="0.0366in"><text:p/></draw:line><draw:line draw:style-name="gr5" draw:text-style-name="P49" svg:x1="0.4209in" svg:y1="0.152in" svg:x2="0.4209in" svg:y2="0.0311in"><text:p/></draw:line></draw:g></draw:g></text:p>
      <text:p text:style-name="P9"/>
      <text:p text:style-name="P4"/>
      <text:p text:style-name="P20"><text:span text:style-name="T19">References</text:span><text:tab/><text:span text:style-name="T7">Academic</text:span></text:p>
      <text:p text:style-name="P27">Dr. David King, d.king@abertay.ac.uk, Director of Academic Programmes, SECAM, Abertay University</text:p>
      <text:p text:style-name="P27"/>
      <text:p text:style-name="P28">Professional</text:p>
      <text:p text:style-name="P29">Mr. Charley Faivre, faivre.charley@gmail.com, Owner and Administrator of wow-pro.com<text:line-break/>Mr. Christopher Sauvageau, christopher.sauvageau@intel.com, QA Manager, Inte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Arial Black" svg:font-family="'Arial Black'"/>
    <style:font-face style:name="Georgia" svg:font-family="Georgia"/>
    <style:font-face style:name="OpenSymbol" svg:font-family="OpenSymbol"/>
    <style:font-face style:name="Manaspace" svg:font-family="Manaspace" style:font-family-generic="modern" style:font-pitch="fixed"/>
    <style:font-face style:name="Ebrima" svg:font-family="Ebrima" style:font-pitch="variable"/>
    <style:font-face style:name="Manaspace1" svg:font-family="Manaspace" style:font-family-generic="modern" style:font-pitch="variable"/>
    <style:font-face style:name="Times New Roman1"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draw:stroke-dash draw:name="Fine_20_Dashed_20__28_var_29_" draw:display-name="Fine Dashed (var)" draw:style="rect" draw:dots1="1" draw:dots1-length="197%" draw:distance="197%"/>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0.5in"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in" fo:line-height="115%" fo:text-align="start" style:justify-single-word="false" fo:orphans="2" fo:widows="2" fo:text-indent="0in"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Standard" style:class="text">
      <style:paragraph-properties fo:margin-top="0.3335in" fo:margin-bottom="0.0835in" fo:line-height="115%" fo:break-before="auto" fo:break-after="auto" style:writing-mode="lr-tb"/>
      <style:text-properties fo:font-size="24pt" fo:font-weight="bold" style:font-size-asian="24pt" style:font-weight-asian="bold" style:font-size-complex="24pt" style:font-weight-complex="bold"/>
    </style:style>
    <style:style style:name="Heading_20_2" style:display-name="Heading 2" style:family="paragraph" style:parent-style-name="Standard" style:class="text">
      <style:paragraph-properties fo:margin-top="0.25in" fo:margin-bottom="0.0555in" fo:line-height="115%" fo:break-before="auto" fo:break-after="auto" style:writing-mode="lr-tb"/>
      <style:text-properties fo:font-size="18pt" fo:font-weight="bold" style:font-size-asian="18pt" style:font-weight-asian="bold" style:font-size-complex="18pt" style:font-weight-complex="bold"/>
    </style:style>
    <style:style style:name="Heading_20_3" style:display-name="Heading 3" style:family="paragraph" style:parent-style-name="Standard" style:class="text">
      <style:paragraph-properties fo:margin-top="0.1945in" fo:margin-bottom="0.0555in" fo:line-height="115%" fo:break-before="auto" fo:break-after="auto" style:writing-mode="lr-tb"/>
      <style:text-properties fo:font-size="14pt" fo:font-weight="bold" style:font-size-asian="14pt" style:font-weight-asian="bold" style:font-size-complex="14pt" style:font-weight-complex="bold"/>
    </style:style>
    <style:style style:name="Heading_20_4" style:display-name="Heading 4" style:family="paragraph" style:parent-style-name="Standard" style:class="text">
      <style:paragraph-properties fo:margin-top="0.1665in" fo:margin-bottom="0.028in" fo:line-height="115%" fo:break-before="auto" fo:break-after="auto" style:writing-mode="lr-tb"/>
      <style:text-properties fo:font-size="12pt" fo:font-weight="bold" style:font-size-asian="12pt" style:font-weight-asian="bold" style:font-size-complex="12pt" style:font-weight-complex="bold"/>
    </style:style>
    <style:style style:name="Heading_20_5" style:display-name="Heading 5" style:family="paragraph" style:parent-style-name="Standard" style:class="text">
      <style:paragraph-properties fo:margin-top="0.1528in" fo:margin-bottom="0.028in" fo:line-height="115%" fo:break-before="auto" fo:break-after="auto" style:writing-mode="lr-tb"/>
      <style:text-properties fo:font-size="11pt" fo:font-weight="bold" style:font-size-asian="11pt" style:font-weight-asian="bold" style:font-size-complex="11pt" style:font-weight-complex="bold"/>
    </style:style>
    <style:style style:name="Heading_20_6" style:display-name="Heading 6" style:family="paragraph" style:parent-style-name="Standard" style:class="text">
      <style:paragraph-properties fo:margin-top="0.139in" fo:margin-bottom="0.028in" fo:line-height="115%" fo:break-before="auto" fo:break-after="auto" style:writing-mode="lr-tb"/>
      <style:text-properties fo:font-size="10pt" fo:font-weight="bold" style:font-size-asian="10pt" style:font-weight-asian="bold" style:font-size-complex="10pt" style:font-weight-complex="bold"/>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3335in" fo:margin-bottom="0.0835in" fo:line-height="115%" fo:break-before="auto" fo:break-after="auto" style:writing-mode="lr-tb"/>
      <style:text-properties fo:font-size="36pt" fo:font-weight="bold" style:font-size-asian="36pt" style:font-weight-asian="bold" style:font-size-complex="36pt" style:font-weight-complex="bold"/>
    </style:style>
    <style:style style:name="Subtitle" style:family="paragraph" style:parent-style-name="Standard" style:class="chapter">
      <style:paragraph-properties fo:margin-top="0.25in" fo:margin-bottom="0.0555in"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master-page-name="Standard">
      <style:paragraph-properties fo:line-height="100%" fo:text-align="center" style:justify-single-word="false" style:page-number="auto" fo:break-before="auto" fo:break-after="auto" style:writing-mode="lr-tb"/>
      <style:text-properties fo:color="#ff6633" style:font-name="Manaspace" fo:font-size="20pt" fo:font-weight="bold" style:font-name-asian="Arial Black" style:font-size-asian="20pt" style:font-weight-asian="bold" style:font-name-complex="Arial Black" style:font-size-complex="20pt" style:font-weight-complex="bold" style:font-relief="engraved"/>
    </style:style>
    <style:style style:name="MP2" style:family="paragraph" style:parent-style-name="Standard">
      <style:paragraph-properties fo:margin-left="0in" fo:margin-right="0in" fo:margin-top="0in" fo:margin-bottom="0in" fo:line-height="115%" fo:text-align="center" style:justify-single-word="false" fo:text-indent="0in" style:auto-text-indent="false" style:writing-mode="lr-tb"/>
      <style:text-properties style:font-name="Ebrima"/>
    </style:style>
    <style:style style:name="MP3" style:family="paragraph">
      <style:text-properties fo:color="#ffcc99" style:font-name="Manaspace" fo:font-size="66pt" fo:font-weight="900" style:font-size-asian="66pt" style:font-size-complex="66pt" style:font-relief="engraved"/>
    </style:style>
    <style:style style:name="MT1" style:family="text">
      <style:text-properties fo:color="#ffcc99" style:font-name="Manaspace" fo:font-size="66pt" fo:font-weight="900" style:font-size-asian="66pt" style:font-size-complex="66pt" style:font-relief="engraved"/>
    </style:style>
    <style:style style:name="MT2" style:family="text">
      <style:text-properties fo:color="#000000" fo:font-size="8pt" style:font-size-asian="8pt" style:font-size-complex="8pt"/>
    </style:style>
    <style:style style:name="MT3" style:family="text">
      <style:text-properties fo:color="#000000" fo:font-size="8pt" fo:background-color="transparent" style:font-size-asian="8pt" style:font-size-complex="8pt"/>
    </style:style>
    <style:style style:name="Mgr1" style:family="graphic">
      <style:graphic-properties draw:stroke="none" svg:stroke-color="#e6e6e6" draw:fill="none" draw:fill-color="#ffffff" fo:min-height="0.9in"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8.2681in" fo:page-height="11.6929in" style:num-format="1" style:print-orientation="portrait" fo:margin-top="0.8583in" fo:margin-bottom="0.7846in" fo:margin-left="0.8165in" fo:margin-right="0.7516in" fo:border="none" fo:padding="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S A R A H <text:s text:c="2"/>H E R Z O G</text:p>
        <text:p text:style-name="MP2"><draw:frame text:anchor-type="paragraph" draw:z-index="1" draw:style-name="Mgr1" draw:text-style-name="MP3" svg:width="9.585in" svg:height="0.9953in" draw:transform="rotate (-1.57428698529889) translate (6.74583333333333in 0.125in)"><draw:text-box><text:p><text:span text:style-name="MT1">GAME PROGRAMMER</text:span></text:p></draw:text-box></draw:frame><text:span text:style-name="MT2">github.com/Jiyambi/Portfolio</text:span><text:span text:style-name="MT3"> <text:s text:c="2"/>| <text:s text:c="2"/>07936 434640 <text:s text:c="2"/></text:span><text:span text:style-name="MT2">| <text:s text:c="2"/>sarah.ann.herzog@gmail.com</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Windows_x86 LibreOffice_project/165a79a-7059095-e13bb37-fef39a4-9503d18</meta:generator>
    <dc:title/>
    <meta:initial-creator/>
    <meta:editing-cycles>55</meta:editing-cycles>
    <dc:date>2013-03-04T18:50:52.41</dc:date>
    <meta:editing-duration>PT23H38M7S</meta:editing-duration>
    <meta:document-statistic meta:table-count="0" meta:image-count="0" meta:object-count="0" meta:page-count="2" meta:paragraph-count="55" meta:word-count="831" meta:character-count="5934" meta:non-whitespace-character-count="5081"/>
  </office:meta>
</office:document-meta>
</file>